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teral.getRealLiteral( String numberToken , int startPos , int endPos , boolean isFloa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Literal.getIntLiteral( String numberToken , int startPos , int endPos , int rad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iteral.getValueInternal( ExpressionState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teral.getLongLiteral( String numberToken , int startPos , int endPos , int rad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itera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teral.Literal( @ Nullable String originalValue , int startPos , int end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teral.getOrigina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teral.toStringA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